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automatic-styles>
    <style:style style:name="P1" style:family="paragraph" style:parent-style-name="Standard">
      <style:text-properties officeooo:rsid="0019cb0d" officeooo:paragraph-rsid="0019cb0d"/>
    </style:style>
    <style:style style:name="P2" style:family="paragraph" style:parent-style-name="Standard">
      <style:text-properties fo:font-weight="bold" officeooo:rsid="001a22f2" officeooo:paragraph-rsid="001a22f2" style:font-weight-asian="bold" style:font-weight-complex="bold"/>
    </style:style>
    <style:style style:name="P3" style:family="paragraph" style:parent-style-name="Standard">
      <style:text-properties fo:font-weight="bold" officeooo:rsid="001adc6a" officeooo:paragraph-rsid="001adc6a" style:font-weight-asian="bold" style:font-weight-complex="bold"/>
    </style:style>
    <style:style style:name="P4" style:family="paragraph" style:parent-style-name="Standard">
      <style:text-properties fo:font-weight="bold" officeooo:rsid="001cadde" officeooo:paragraph-rsid="001cadde" style:font-weight-asian="bold" style:font-weight-complex="bold"/>
    </style:style>
    <style:style style:name="P5" style:family="paragraph" style:parent-style-name="Standard">
      <style:text-properties fo:font-weight="bold" officeooo:rsid="001dfb88" officeooo:paragraph-rsid="001dfb88" style:font-weight-asian="bold" style:font-weight-complex="bold"/>
    </style:style>
    <style:style style:name="P6" style:family="paragraph" style:parent-style-name="Standard">
      <style:text-properties fo:font-weight="bold" officeooo:rsid="001fc04e" officeooo:paragraph-rsid="001fc04e" style:font-weight-asian="bold" style:font-weight-complex="bold"/>
    </style:style>
    <style:style style:name="P7" style:family="paragraph" style:parent-style-name="Standard">
      <style:text-properties fo:font-weight="normal" officeooo:rsid="001cac3d" officeooo:paragraph-rsid="001cadde" style:font-weight-asian="normal" style:font-weight-complex="normal"/>
    </style:style>
    <style:style style:name="P8" style:family="paragraph" style:parent-style-name="Standard">
      <style:text-properties fo:font-weight="normal" officeooo:rsid="001fc04e" officeooo:paragraph-rsid="001fc04e" style:font-weight-asian="normal" style:font-weight-complex="normal"/>
    </style:style>
    <style:style style:name="P9" style:family="paragraph" style:parent-style-name="Standard">
      <style:text-properties fo:font-weight="normal" officeooo:rsid="0021bb7b" officeooo:paragraph-rsid="0021bb7b" style:font-weight-asian="normal" style:font-weight-complex="normal"/>
    </style:style>
    <style:style style:name="P10" style:family="paragraph" style:parent-style-name="Standard">
      <style:text-properties fo:font-weight="normal" officeooo:rsid="0021bb7b" officeooo:paragraph-rsid="002780ff" style:font-weight-asian="normal" style:font-weight-complex="normal"/>
    </style:style>
    <style:style style:name="P11" style:family="paragraph" style:parent-style-name="Standard">
      <style:text-properties fo:font-weight="normal" officeooo:rsid="0024f9ea" officeooo:paragraph-rsid="0024f9ea" style:font-weight-asian="normal" style:font-weight-complex="normal"/>
    </style:style>
    <style:style style:name="P12" style:family="paragraph" style:parent-style-name="Standard">
      <style:text-properties fo:font-weight="normal" officeooo:rsid="0024f9ea" officeooo:paragraph-rsid="002780ff" style:font-weight-asian="normal" style:font-weight-complex="normal"/>
    </style:style>
    <style:style style:name="P13" style:family="paragraph" style:parent-style-name="Standard">
      <style:text-properties fo:font-weight="normal" officeooo:rsid="0025944b" officeooo:paragraph-rsid="0025944b" style:font-weight-asian="normal" style:font-weight-complex="normal"/>
    </style:style>
    <style:style style:name="P14" style:family="paragraph" style:parent-style-name="Standard">
      <style:text-properties fo:font-weight="normal" officeooo:rsid="0025ac42" officeooo:paragraph-rsid="0025ac42" style:font-weight-asian="normal" style:font-weight-complex="normal"/>
    </style:style>
    <style:style style:name="P15" style:family="paragraph" style:parent-style-name="Standard">
      <style:text-properties fo:font-weight="normal" officeooo:rsid="00274844" officeooo:paragraph-rsid="00274844" style:font-weight-asian="normal" style:font-weight-complex="normal"/>
    </style:style>
    <style:style style:name="P16" style:family="paragraph" style:parent-style-name="Standard">
      <style:text-properties fo:font-weight="normal" officeooo:rsid="002780ff" officeooo:paragraph-rsid="002780ff" style:font-weight-asian="normal" style:font-weight-complex="normal"/>
    </style:style>
    <style:style style:name="P17" style:family="paragraph" style:parent-style-name="Standard">
      <style:text-properties fo:font-weight="normal" officeooo:rsid="00294e5d" officeooo:paragraph-rsid="00294e5d" style:font-weight-asian="normal" style:font-weight-complex="normal"/>
    </style:style>
    <style:style style:name="P18" style:family="paragraph" style:parent-style-name="Standard">
      <style:text-properties fo:font-weight="normal" officeooo:rsid="002b17c4" officeooo:paragraph-rsid="002b17c4"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cac3d" style:font-weight-asian="normal" style:font-weight-complex="normal"/>
    </style:style>
    <style:style style:name="T4" style:family="text">
      <style:text-properties fo:font-weight="normal" officeooo:rsid="001fc04e" style:font-weight-asian="normal" style:font-weight-complex="normal"/>
    </style:style>
    <style:style style:name="T5" style:family="text">
      <style:text-properties officeooo:rsid="001dfb88"/>
    </style:style>
    <style:style style:name="T6" style:family="text">
      <style:text-properties officeooo:rsid="0025ac42"/>
    </style:style>
    <style:style style:name="T7" style:family="text">
      <style:text-properties officeooo:rsid="00274844"/>
    </style:style>
    <style:style style:name="T8" style:family="text">
      <style:text-properties officeooo:rsid="002780ff"/>
    </style:style>
    <style:style style:name="T9" style:family="text">
      <style:text-properties officeooo:rsid="002b17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1"><text:a xlink:type="simple" xlink:href="https://arc.aiaa.org/doi/abs/10.2514/1.12016" text:style-name="Internet_20_link" text:visited-style-name="Visited_20_Internet_20_Link">Optimal Orbit Transfer with Electrodynamic Tether</text:a></text:p>
      <text:p text:style-name="Standard">Paul Williams</text:p>
      <text:p text:style-name="Standard">Journal of Guidance, Control, and Dynamics 2005 28:2, 369-372 </text:p>
      <text:p text:style-name="P1"><text:a xlink:type="simple" xlink:href="https://doi.org/10.2514/1.12016" text:style-name="Internet_20_link" text:visited-style-name="Visited_20_Internet_20_Link">https://doi.org/10.2514/1.12016</text:a></text:p>
      <text:p text:style-name="P1"><text:span text:style-name="T1">This paper </text:span>is focused on extending Tragesser and San for purposes of orbital boost and deboost <text:span text:style-name="T5">by including librations</text:span>. Tragesser and San used the assumption that the tether remained aligned on local vertical with no librations. Williams uses librations and compares results to <text:span text:style-name="T5">the vertically aligned case</text:span>. The numerical results rely on time limited transfers with a maximum current. They show a qualitative difference in the change of orbital elements. Main result is a 1.5% improvement in boost and 3.2% in deboost.</text:p>
      <text:p text:style-name="P2">Methods: <text:span text:style-name="T2">Gauss form of VoP was used. Equations of libration are given in Euler-Hill frame. Electromagnetic force assumes non-tilted dipole, uniform current (not valid for a bare-wire tether). Force equations are from Tragesser and San, but the radial force component actually matters since libration exists. Goal is to maximize change of semimajor axis in a fixed time with restricted current. Hermite-Simpson direct transcription was used with SNOPT used as nonlinear programming software. </text:span></text:p>
      <text:p text:style-name="P3">Optimality: <text:span text:style-name="T2">Minimized Hamiltonian must be constant and costates must satisfy certain BC. Free terminal BC mean corresponding costates should be zero. States being maximized or minimized should have corresponding costates equal to 1. Check optimality by developing discrete representation of Hamiltonian and find maximum variation.</text:span></text:p>
      <text:p text:style-name="P3">Tether: <text:span text:style-name="T2">Generates a Lorentz force perpendicular to tether and magnetic field, meaning no radial force if tether is aligned radially. Referenced application are reboosting ISS and autonomous deorbit of small sats (Johnson and Hermann, Vas et al., Hoyt and Forward). Lanoix et al. developed a control scheme for controlling large amplitude librations. Hoyt developed feedback control to keep tether within bounds. </text:span><text:span text:style-name="T3">Tragesser and San designed guidance control to transfer orbits with tether, with the assumption that tether remains in local vertical. Control current was limited to -4&lt;I&lt;4 but it was noted that current is generally restricted by available ionospheric plasma.</text:span></text:p>
      <text:p text:style-name="P7">2.</text:p>
      <text:p text:style-name="P4"><text:a xlink:type="simple" xlink:href="https://arc.aiaa.org/doi/abs/10.2514/2.5115" text:style-name="Internet_20_link" text:visited-style-name="Visited_20_Internet_20_Link"><text:span text:style-name="T3">Orbital Maneuvering with Electrodynamic Tethers</text:span></text:a></text:p>
      <text:p text:style-name="Standard">Steven G. Tragesser and Hakan San</text:p>
      <text:p text:style-name="Standard">Journal of Guidance, Control, and Dynamics 2003 26:5, 805-810 </text:p>
      <text:p text:style-name="P4"><text:a xlink:type="simple" xlink:href="https://doi.org/10.2514/2.5115" text:style-name="Internet_20_link" text:visited-style-name="Visited_20_Internet_20_Link"><text:span text:style-name="T3">https://doi.org/10.2514/2.5115</text:span></text:a></text:p>
      <text:p text:style-name="P5">This paper <text:span text:style-name="T2">develops a current control law for arbitrary LEO tranfers. The control law relies on superposition to linearly combine a different current law for each orbital element. There is coupling between the control laws so </text:span><text:span text:style-name="T4">coefficients for each element are never zero. The control law is useful for initial mission trades or possibly as an onboard controller. Due to the assumptions made to develop a simple control law it is necessary to break tranfers that are significantly changing an orbital element into multiple phases.</text:span></text:p>
      <text:p text:style-name="P6">Methods: <text:span text:style-name="T2">Tether was assumed to be perfectly stiff and aligned with local vertical. Current law was developed by first adding the tether force to the general perturbation equations. True anomaly is not controlled. Higher order terms in eccentricity are neglected. </text:span></text:p>
      <text:p text:style-name="P8"/>
      <text:p text:style-name="P9">3.</text:p>
      <text:p text:style-name="P11">Performance and Applicability of Orbital Transfer with Bare Electrodynamic Tether</text:p>
      <text:p text:style-name="P11">Feng Zhang</text:p>
      <text:p text:style-name="P11">doi.org/10.2514/1.A34127</text:p>
      <text:p text:style-name="P13">This Paper focuses of bare electrodynamic tethers and evaluates orbital transfer. Perturbations included in simulation are atmospheric drag and Earth Oblateness. Transfer scheme for raising and regulating an orbit is designed and evaluated numerically.</text:p>
      <text:p text:style-name="P13"><text:soft-page-break/>Discusses two kinds of EDT; controllable instulated EDT and bare EDT. Insulated tethers can directly provide and control the required current and allow for current control schemes but places a higher requirement on hardware. Current in BEDT is dertermined by electron density and distribution of the magnetic field <text:span text:style-name="T6">so is not controllable. BEDT have better chare exchange efficiency and don’t need an additional charge collector. </text:span></text:p>
      <text:p text:style-name="P14">For deorbit EDT systems the Lorentz force is opposite the flight direction. EDT boost requires a power source to add Lorentz force in the velocity direction. Boost with EDT looks attractive when stricter requirements are placed on fuel cost rather than flight duration. Briefly discusses space tugs, ISS reboost hybrid ion thruster and EDT.</text:p>
      <text:p text:style-name="P14">Models used are NRLMSISE-00, IGRF-11, and IRI-2007. Tether libration and attitude modtion of the spacecraft are not considered due to timescale difference from the orbit transfer. <text:span text:style-name="T7">Spacecraft and payload are regarded as point masses and tether is viewed as a massless rigid rod aligned with radial direction. Orbital elements are a set of nonsingular elements. Gravity from sun and moon as well as solar radiation pressure are neglected. Cd of 2.2 is used for drag and J2 is used as the only nonspherical perturbation. </text:span></text:p>
      <text:p text:style-name="P15">BEDT collects electrons from the surrounding environment on the bare section and ejects them to complete the circuit. Brief overview of the equations for Lorentz force. </text:p>
      <text:p text:style-name="P15">Simulation <text:span text:style-name="T8">was done to see how much the orbit could <text:s/>be raised in one year. Apogee could be raised by 475 km for H_o = 300 km but was only 25 km for H_l = 2000 km. Oscillations in the oribtal elements show up from J2 shifting RAAN. The initial inclination had a significant effect on apogee raising. Tether length has a large effect that tails off after 10 km. Diameter had a large effect as well. Advantages of tape tethers are discussed. </text:span></text:p>
      <text:p text:style-name="P16">Discusses practical application using BEDt to raise orbit but then using chemical propulsion to achieve required orbit.</text:p>
      <text:p text:style-name="P9"/>
      <text:p text:style-name="P10">3.</text:p>
      <text:p text:style-name="P16">Electrodynamic Tether Applications and Constraints</text:p>
      <text:p text:style-name="P16">Juan R. Sanmartin, Enrico C. Lorenzini, Manuel Martinez-Sanchez</text:p>
      <text:p text:style-name="P12">doi.org/10.2514/1.A34127</text:p>
      <text:p text:style-name="P12"/>
      <text:p text:style-name="P17">Discusses original EDT tether configuration with a conductive sphere at the end of the tether as the anode where electrons were collected from the ionosphere and used an eletron gun as the cathode to eject electrons at the other end. Another option used plasma contactors (hollow cathodes) at both ends for either electron collection or ejection. BEDT was proposed as providing a electron collecting anode not limited by space charge or magnetic guiding effects. This is makes it more efficient than a large conducting sphere. This could generate larger force. </text:p>
      <text:p text:style-name="P17">This paper discusses applications in propellantless propulsion for reboosting and deorbiting and generating power.</text:p>
      <text:p text:style-name="P17">This paper has a more in depth discussion of Lorentz force and power. Includes the interesting effects around Jupiter where a prograde orbit beyond 2.24 the Jovian radius has a Lorentz force resulting in thrust.</text:p>
      <text:p text:style-name="P17">Hollow cathodes expel xenon along with electrons and require a bias of only tens of volts. BEDT electron collection is efficient because the cross section is small while the collecting area is large. Maximum current collected by a round Langmuir probe in quiescent unmagnetized plasma is the OML current. <text:span text:style-name="T9">Discusses equations related to current in the tether. Shows the advantages of tape over wire from these equations. </text:span></text:p>
      <text:p text:style-name="P18">Section fo tether design parameters has equations for short-circuit current (no active power system).</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1T16:01:32.429464989</meta:creation-date>
    <meta:generator>LibreOffice/7.3.4.2$Linux_X86_64 LibreOffice_project/30$Build-2</meta:generator>
    <dc:date>2022-06-29T22:46:34.141843981</dc:date>
    <meta:editing-duration>P6DT2H15M41S</meta:editing-duration>
    <meta:editing-cycles>3</meta:editing-cycles>
    <meta:document-statistic meta:table-count="0" meta:image-count="0" meta:object-count="0" meta:page-count="2" meta:paragraph-count="36" meta:word-count="1077" meta:character-count="7062" meta:non-whitespace-character-count="6010"/>
  </office:meta>
</office:document-meta>
</file>